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2mm"/>
    </style:style>
    <style:style style:name="co2" style:family="table-column">
      <style:table-column-properties fo:break-before="auto" style:column-width="57.7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63.59mm" svg:height="133.66mm" svg:x="90.17mm" svg:y="57.58mm">
            <loext:p draw:notify-on-update-of-ranges="Sheet1.B8:Sheet1.B8 Sheet1.C8:Sheet1.P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/>
          <table:table-cell office:value-type="string" calcext:value-type="string">
            <text:p>Sprint no</text:p>
          </table:table-cell>
          <table:table-cell table:style-name="ce1" office:value-type="float" office:value="1" calcext:value-type="float" table:number-columns-spanned="7" table:number-rows-spanned="1">
            <text:p>1</text:p>
          </table:table-cell>
          <table:covered-table-cell table:number-columns-repeated="6"/>
          <table:table-cell table:style-name="ce1" office:value-type="float" office:value="2" calcext:value-type="float" table:number-columns-spanned="7" table:number-rows-spanned="1">
            <text:p>2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Sprint 1 burnt total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odify the total as we go on</text:p>
          </table:table-cell>
          <table:table-cell office:value-type="string" calcext:value-type="string">
            <text:p>Sprint 2 burnt total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rint 3 burnt total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rint 4 burnt total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rint 5 burnt total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oject Burnt total</text:p>
          </table:table-cell>
          <table:table-cell table:formula="of:=SUM(INDIRECT(ADDRESS(3;COLUMN())&amp;&quot;:&quot;&amp;ADDRESS(ROW()-1;COLUMN())))" office:value-type="float" office:value="26" calcext:value-type="float">
            <text:p>26</text:p>
          </table:table-cell>
          <table:table-cell table:formula="of:=SUM(INDIRECT(ADDRESS(3;COLUMN())&amp;&quot;:&quot;&amp;ADDRESS(ROW()-1;COLUMN())))" office:value-type="float" office:value="26" calcext:value-type="float">
            <text:p>26</text:p>
          </table:table-cell>
          <table:table-cell table:formula="of:=SUM(INDIRECT(ADDRESS(3;COLUMN())&amp;&quot;:&quot;&amp;ADDRESS(ROW()-1;COLUMN())))" office:value-type="float" office:value="26" calcext:value-type="float">
            <text:p>26</text:p>
          </table:table-cell>
          <table:table-cell table:formula="of:=SUM(INDIRECT(ADDRESS(3;COLUMN())&amp;&quot;:&quot;&amp;ADDRESS(ROW()-1;COLUMN())))" office:value-type="float" office:value="26" calcext:value-type="float">
            <text:p>26</text:p>
          </table:table-cell>
          <table:table-cell table:formula="of:=SUM(INDIRECT(ADDRESS(3;COLUMN())&amp;&quot;:&quot;&amp;ADDRESS(ROW()-1;COLUMN())))" office:value-type="float" office:value="24" calcext:value-type="float">
            <text:p>24</text:p>
          </table:table-cell>
          <table:table-cell table:formula="of:=SUM(INDIRECT(ADDRESS(3;COLUMN())&amp;&quot;:&quot;&amp;ADDRESS(ROW()-1;COLUMN())))" office:value-type="float" office:value="16" calcext:value-type="float">
            <text:p>16</text:p>
          </table:table-cell>
          <table:table-cell table:formula="of:=SUM(INDIRECT(ADDRESS(3;COLUMN())&amp;&quot;:&quot;&amp;ADDRESS(ROW()-1;COLUMN())))" office:value-type="float" office:value="16" calcext:value-type="float">
            <text:p>16</text:p>
          </table:table-cell>
          <table:table-cell table:formula="of:=SUM(INDIRECT(ADDRESS(3;COLUMN())&amp;&quot;:&quot;&amp;ADDRESS(ROW()-1;COLUMN())))" office:value-type="float" office:value="16" calcext:value-type="float">
            <text:p>16</text:p>
          </table:table-cell>
          <table:table-cell table:formula="of:=SUM(INDIRECT(ADDRESS(3;COLUMN())&amp;&quot;:&quot;&amp;ADDRESS(ROW()-1;COLUMN())))" office:value-type="float" office:value="16" calcext:value-type="float">
            <text:p>16</text:p>
          </table:table-cell>
          <table:table-cell table:formula="of:=SUM(INDIRECT(ADDRESS(3;COLUMN())&amp;&quot;:&quot;&amp;ADDRESS(ROW()-1;COLUMN())))" office:value-type="float" office:value="16" calcext:value-type="float">
            <text:p>16</text:p>
          </table:table-cell>
          <table:table-cell table:formula="of:=SUM(INDIRECT(ADDRESS(3;COLUMN())&amp;&quot;:&quot;&amp;ADDRESS(ROW()-1;COLUMN())))" office:value-type="float" office:value="16" calcext:value-type="float">
            <text:p>16</text:p>
          </table:table-cell>
          <table:table-cell table:formula="of:=SUM(INDIRECT(ADDRESS(3;COLUMN())&amp;&quot;:&quot;&amp;ADDRESS(ROW()-1;COLUMN())))" office:value-type="float" office:value="16" calcext:value-type="float">
            <text:p>16</text:p>
          </table:table-cell>
          <table:table-cell table:formula="of:=SUM(INDIRECT(ADDRESS(3;COLUMN())&amp;&quot;:&quot;&amp;ADDRESS(ROW()-1;COLUMN())))" office:value-type="float" office:value="16" calcext:value-type="float">
            <text:p>16</text:p>
          </table:table-cell>
          <table:table-cell table:formula="of:=SUM(INDIRECT(ADDRESS(3;COLUMN())&amp;&quot;:&quot;&amp;ADDRESS(ROW()-1;COLUMN())))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9:47:41.520100271</meta:creation-date>
    <dc:date>2018-10-21T20:21:48.524199137</dc:date>
    <meta:editing-duration>PT13M44S</meta:editing-duration>
    <meta:editing-cycles>1</meta:editing-cycles>
    <meta:document-statistic meta:table-count="1" meta:cell-count="10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36cm" svg:height="13.367cm" xlink:href=".." xlink:type="simple" chart:class="chart:line" chart:style-name="ch1">
        <chart:title svg:x="10.782cm" svg:y="0.403cm" chart:style-name="ch2">
          <text:p>Project Burndown chart</text:p>
        </chart:title>
        <chart:legend chart:legend-position="end" svg:x="22.238cm" svg:y="6.384cm" style:legend-expansion="high" chart:style-name="ch3"/>
        <chart:plot-area chart:style-name="ch4" table:cell-range-address="Sheet1.B8:Sheet1.P8" chart:data-source-has-labels="column" svg:x="1.538cm" svg:y="1.449cm" svg:width="20.173cm" svg:height="10.67cm">
          <chartooo:coordinate-region svg:x="2.159cm" svg:y="1.648cm" svg:width="19.365cm" svg:height="9.824cm"/>
          <chart:axis chart:dimension="x" chart:name="primary-x" chart:style-name="ch5">
            <chart:title svg:x="10.641cm" svg:y="12.386cm" chart:style-name="ch6">
              <text:p>Day Elapsed</text:p>
            </chart:title>
          </chart:axis>
          <chart:axis chart:dimension="y" chart:name="primary-y" chart:style-name="ch5">
            <chart:title svg:x="0.451cm" svg:y="7.159cm" chart:style-name="ch7">
              <text:p>Task</text:p>
            </chart:title>
            <chart:grid chart:style-name="ch8" chart:class="major"/>
          </chart:axis>
          <chart:series chart:style-name="ch9" chart:values-cell-range-address="Sheet1.C8:Sheet1.P8" chart:label-cell-address="Sheet1.B8:Sheet1.B8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Project Burnt total</text:p>
                <draw:g>
                  <svg:desc>Sheet1.B8:Sheet1.B8</svg:desc>
                </draw:g>
              </table:table-cell>
              <table:table-cell office:value-type="float" office:value="26">
                <text:p>26</text:p>
                <draw:g>
                  <svg:desc>Sheet1.C8:Sheet1.P8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